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Liststycke" style:master-page-name="MP0" style:list-style-name="WWNum1" style:family="paragraph">
      <style:paragraph-properties fo:break-before="page"/>
    </style:style>
    <style:style style:name="T2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paragraph-properties style:punctuation-wrap="simple"/>
    </style:style>
    <style:style style:name="T4" style:parent-style-name="Standardstycketeckensnitt" style:family="text">
      <style:text-properties style:font-name="Segoe UI"/>
    </style:style>
    <style:style style:name="T5" style:parent-style-name="Standardstycketeckensnitt" style:family="text">
      <style:text-properties style:font-name="Segoe UI"/>
    </style:style>
    <style:style style:name="T6" style:parent-style-name="Standardstycketeckensnitt" style:family="text">
      <style:text-properties style:font-name="Segoe UI"/>
    </style:style>
    <style:style style:name="T7" style:parent-style-name="Standardstycketeckensnitt" style:family="text">
      <style:text-properties style:font-name="Segoe UI"/>
    </style:style>
    <style:style style:name="T8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9" style:parent-style-name="Liststycke" style:list-style-name="WWNum1" style:family="paragraph"/>
    <style:style style:name="T10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paragraph-properties style:punctuation-wrap="simple"/>
    </style:style>
    <style:style style:name="T12" style:parent-style-name="Standardstycketeckensnitt" style:family="text">
      <style:text-properties style:font-name="Segoe UI"/>
    </style:style>
    <style:style style:name="T13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14" style:parent-style-name="Liststycke" style:list-style-name="WWNum1" style:family="paragraph"/>
    <style:style style:name="T15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paragraph-properties style:punctuation-wrap="simple"/>
    </style:style>
    <style:style style:name="T17" style:parent-style-name="Standardstycketeckensnitt" style:family="text">
      <style:text-properties style:font-name="Segoe UI"/>
    </style:style>
    <style:style style:name="T18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T19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T20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21" style:parent-style-name="Liststycke" style:list-style-name="WWNum1" style:family="paragraph"/>
    <style:style style:name="T22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paragraph-properties style:punctuation-wrap="simple"/>
    </style:style>
    <style:style style:name="T24" style:parent-style-name="Standardstycketeckensnitt" style:family="text">
      <style:text-properties style:font-name="Segoe UI"/>
    </style:style>
    <style:style style:name="T25" style:parent-style-name="Standardstycketeckensnitt" style:family="text">
      <style:text-properties style:font-name="Segoe UI"/>
    </style:style>
    <style:style style:name="T26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T27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28" style:parent-style-name="Liststycke" style:list-style-name="WWNum1" style:family="paragraph"/>
    <style:style style:name="T29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paragraph-properties style:punctuation-wrap="simple"/>
    </style:style>
    <style:style style:name="T31" style:parent-style-name="Standardstycketeckensnitt" style:family="text">
      <style:text-properties style:font-name="Segoe UI"/>
    </style:style>
    <style:style style:name="T32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33" style:parent-style-name="Liststycke" style:list-style-name="WWNum1" style:family="paragraph"/>
    <style:style style:name="T34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paragraph-properties style:punctuation-wrap="simple"/>
    </style:style>
    <style:style style:name="T36" style:parent-style-name="Standardstycketeckensnitt" style:family="text">
      <style:text-properties style:font-name="Segoe UI"/>
    </style:style>
    <style:style style:name="T37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38" style:parent-style-name="Liststycke" style:list-style-name="WWNum1" style:family="paragraph"/>
    <style:style style:name="T39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paragraph-properties style:punctuation-wrap="simple"/>
    </style:style>
    <style:style style:name="T41" style:parent-style-name="Standardstycketeckensnitt" style:family="text">
      <style:text-properties style:font-name="Segoe UI"/>
    </style:style>
    <style:style style:name="T42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T43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44" style:parent-style-name="Liststycke" style:list-style-name="WWNum1" style:family="paragraph"/>
    <style:style style:name="T45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paragraph-properties style:punctuation-wrap="simple"/>
    </style:style>
    <style:style style:name="T47" style:parent-style-name="Standardstycketeckensnitt" style:family="text">
      <style:text-properties style:font-name="Segoe UI"/>
    </style:style>
    <style:style style:name="T48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T49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50" style:parent-style-name="Liststycke" style:list-style-name="WWNum1" style:family="paragraph"/>
    <style:style style:name="T51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paragraph-properties style:punctuation-wrap="simple"/>
    </style:style>
    <style:style style:name="T53" style:parent-style-name="Standardstycketeckensnitt" style:family="text">
      <style:text-properties style:font-name="Segoe UI"/>
    </style:style>
    <style:style style:name="T54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T55" style:parent-style-name="Standardstycketeckensnitt" style:family="text">
      <style:text-properties style:font-name="Arial" style:font-name-complex="Arial" fo:font-size="14pt" style:font-size-asian="14pt" style:font-size-complex="14pt"/>
    </style:style>
    <style:style style:name="P5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list text:style-name="WWNum1">
        <text:list-item>
          <text:p text:style-name="P1"><text:span text:style-name="T2"><office:annotation><dc:creator>Unknown Author</dc:creator><dc:date>2013-10-27T11:48:00</dc:date><text:p text:style-name="P3"><text:span text:style-name="T4">Tryck på:</text:span><text:span text:style-name="T5"><text:line-break/></text:span><text:span text:style-name="T6">Data &gt;</text:span><text:span text:style-name="T7"><text:s/>Uppdatera alla.</text:span></text:p></office:annotation></text:span><text:span text:style-name="T8">Länkarna är inte uppdaterade när man kör igång den.</text:span></text:p>
        </text:list-item>
        <text:list-item>
          <text:p text:style-name="P9"><text:span text:style-name="T10"><office:annotation><dc:creator>Unknown Author</dc:creator><dc:date>2013-10-27T11:49:00</dc:date><text:p text:style-name="P11"><text:span text:style-name="T12">Ordnat.</text:span></text:p></office:annotation></text:span><text:span text:style-name="T13">Fel radhöjd rad 17 i utskrift.</text:span></text:p>
        </text:list-item>
        <text:list-item>
          <text:p text:style-name="P14"><text:span text:style-name="T15"><office:annotation><dc:creator>Unknown Author</dc:creator><dc:date>2013-10-27T11:50:00</dc:date><text:p text:style-name="P16"><text:span text:style-name="T17">Jag lyckas inte återskapa det, när händer det?</text:span></text:p></office:annotation></text:span><text:span text:style-name="T18">Går int</text:span><text:span text:style-name="T19">e att tabba i kontrollpa</text:span><text:span text:style-name="T20">nelen.</text:span></text:p>
        </text:list-item>
        <text:list-item>
          <text:p text:style-name="P21"><text:span text:style-name="T22"><office:annotation><dc:creator>Unknown Author</dc:creator><dc:date>2013-10-27T11:44:00</dc:date><text:p text:style-name="P23"><text:span text:style-name="T24">Bug i Excel, går inte att ordna på<text:s/></text:span><text:span text:style-name="T25">ett bra sätt som alltid funkar.</text:span></text:p></office:annotation></text:span><text:span text:style-name="T26">Numl</text:span><text:span text:style-name="T27">ock slås av efter makrokörning</text:span></text:p>
        </text:list-item>
        <text:list-item>
          <text:p text:style-name="P28"><text:span text:style-name="T29"><office:annotation><dc:creator>Unknown Author</dc:creator><dc:date>2013-10-27T11:56:00</dc:date><text:p text:style-name="P30"><text:span text:style-name="T31">När då, det blir inte så för mig?</text:span></text:p></office:annotation></text:span><text:span text:style-name="T32">Klipplistan har skalad utskrift.</text:span></text:p>
        </text:list-item>
        <text:list-item>
          <text:p text:style-name="P33"><text:span text:style-name="T34"><office:annotation><dc:creator>Unknown Author</dc:creator><dc:date>2013-10-27T13:43:00</dc:date><text:p text:style-name="P35"><text:span text:style-name="T36">Ordnat.</text:span></text:p></office:annotation></text:span><text:span text:style-name="T37">Radbrytningstecken kommer på fel rad.</text:span></text:p>
        </text:list-item>
        <text:list-item>
          <text:p text:style-name="P38"><text:span text:style-name="T39"><office:annotation><dc:creator>Unknown Author</dc:creator><dc:date>2013-10-27T11:47:00</dc:date><text:p text:style-name="P40"><text:span text:style-name="T41">Ordnat.</text:span></text:p></office:annotation></text:span><text:span text:style-name="T42">Vid val av special ingång är rutan<text:s/></text:span><text:span text:style-name="T43">Special för stor.</text:span></text:p>
        </text:list-item>
        <text:list-item>
          <text:p text:style-name="P44"><text:span text:style-name="T45"><office:annotation><dc:creator>Unknown Author</dc:creator><dc:date>2013-10-27T11:55:00</dc:date><text:p text:style-name="P46"><text:span text:style-name="T47">I detta fallet får du göra som förr i det gamla digma, genom att förstora området.</text:span></text:p></office:annotation></text:span><text:span text:style-name="T48">Utskriftsområde är fel ligger</text:span><text:span text:style-name="T49"><text:s/>bara över 2 sidor ex.60859</text:span></text:p>
        </text:list-item>
        <text:list-item>
          <text:p text:style-name="P50"><text:span text:style-name="T51"><office:annotation><dc:creator>Unknown Author</dc:creator><dc:date>2013-10-27T11:54:00</dc:date><text:p text:style-name="P52"><text:span text:style-name="T53">Tror jag fixade detta, för vilket order händer det?</text:span></text:p></office:annotation></text:span><text:span text:style-name="T54">På sid nr 2 blir Tj fel när<text:s/></text:span><text:span text:style-name="T55">man ange 0,8 (resultatet blir ,8)</text:span></text:p>
        </text:list-item>
      </text:list>
      <text:p text:style-name="P5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widows="2" fo:orphans="2"/>
      <style:text-properties style:font-name-complex="Calibri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stycke" style:display-name="Liststyck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Kommentarer" style:display-name="Kommentarer" style:family="paragraph" style:parent-style-name="Normal">
      <style:text-properties fo:hyphenate="false"/>
    </style:style>
    <style:style style:name="KommentarerChar" style:display-name="Kommentarer Char" style:family="text" style:parent-style-name="Standardstycketeckensnitt"/>
    <style:style style:name="Kommentarsreferens" style:display-name="Kommentarsreferens" style:family="text" style:parent-style-name="Standardstycketeckensnitt">
      <style:text-properties fo:font-size="8pt" style:font-size-asian="8pt" style:font-size-complex="8pt"/>
    </style:style>
    <style:style style:name="Ballongtext" style:display-name="Ballong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tias Kuduk</meta:initial-creator>
    <dc:creator>Mattias Kuduk</dc:creator>
    <meta:creation-date>2013-09-09T08:34:00Z</meta:creation-date>
    <dc:date>2013-10-27T12:49:00Z</dc:date>
    <meta:template xlink:href="Normal.dotm" xlink:type="simple"/>
    <meta:editing-cycles>1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5" meta:character-count="409" meta:row-count="2" meta:non-whitespace-character-count="345"/>
  </office:meta>
</office:document-meta>
</file>